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prueba@prueba.com" text:style-name="Internet_20_link" text:visited-style-name="Visited_20_Internet_20_Link">prueba@prueba.com</text:a></text:p>
      <text:p text:style-name="Standard">Prueba1@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30:46.315000000</dc:date>
    <meta:editing-duration>PT58S</meta:editing-duration>
    <meta:editing-cycles>1</meta:editing-cycles>
    <meta:document-statistic meta:table-count="0" meta:image-count="0" meta:object-count="0" meta:page-count="1" meta:paragraph-count="2" meta:word-count="2" meta:character-count="25" meta:non-whitespace-character-count="25"/>
    <meta:generator>LibreOffice/7.1.4.2$Windows_X86_64 LibreOffice_project/a529a4fab45b75fefc5b6226684193eb000654f6</meta:generator>
  </office:meta>
</office:document-meta>
</file>